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fo:color="#000000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fo:color="#000000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style:font-name-asian="DengXian" fo:font-weight="bold" style:font-weight-asian="bold" fo:color="#000000" style:font-size-complex="14pt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</style:style>
    <style:style style:name="T24" style:parent-style-name="Названиекниги" style:family="text">
      <style:text-properties style:font-weight-complex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fo:color="#000000" style:font-size-complex="14pt" style:language-asian="ru" style:country-asian="RU" style:language-complex="ar" style:country-complex="SA"/>
    </style:style>
    <style:style style:name="TableColumn32" style:family="table-column">
      <style:table-column-properties style:column-width="3.0187in" style:use-optimal-column-width="false"/>
    </style:style>
    <style:style style:name="TableColumn33" style:family="table-column">
      <style:table-column-properties style:column-width="1.8118in" style:use-optimal-column-width="false"/>
    </style:style>
    <style:style style:name="TableColumn34" style:family="table-column">
      <style:table-column-properties style:column-width="2.0125in" style:use-optimal-column-width="false"/>
    </style:style>
    <style:style style:name="Table31" style:family="table">
      <style:table-properties style:width="6.843in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7" style:parent-style-name="Основнойшрифтабзаца" style:family="text">
      <style:text-properties fo:color="#000000"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fo:color="#000000"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fo:color="#000000"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fo:color="#000000"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fo:color="#000000"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fo:color="#000000" style:font-size-complex="14pt"/>
    </style:style>
    <style:style style:name="P49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fo:color="#000000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break-before="page"/>
    </style:style>
    <style:style style:name="P54" style:parent-style-name="Textbody" style:family="paragraph">
      <style:text-properties fo:color="#000000"/>
    </style:style>
    <style:style style:name="P55" style:parent-style-name="Textbody" style:family="paragraph">
      <style:paragraph-properties fo:text-indent="0in"/>
      <style:text-properties fo:color="#000000"/>
    </style:style>
    <style:style style:name="P56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57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58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59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60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61" style:parent-style-name="Заголовок2" style:family="paragraph">
      <style:text-properties fo:font-weight="normal" style:font-weight-asian="normal" style:font-weight-complex="normal" fo:color="#000000" style:font-size-complex="12pt" style:language-asian="ru" style:country-asian="RU" style:language-complex="ar" style:country-complex="SA"/>
    </style:style>
    <style:style style:name="P62" style:parent-style-name="Standard" style:family="paragraph">
      <style:paragraph-properties fo:text-indent="0in"/>
    </style:style>
    <style:style style:name="T63" style:parent-style-name="Основнойшрифтабзаца" style:family="text">
      <style:text-properties fo:color="#000000" style:font-size-complex="14pt"/>
    </style:style>
    <style:style style:name="T64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65" style:parent-style-name="Основнойшрифтабзаца" style:family="text">
      <style:text-properties fo:font-weight="bold" style:font-weight-asian="bold" fo:color="#000000" style:font-size-complex="14pt"/>
    </style:style>
    <style:style style:name="T66" style:parent-style-name="Основнойшрифтабзаца" style:family="text">
      <style:text-properties fo:color="#000000" style:font-size-complex="14pt"/>
    </style:style>
    <style:style style:name="T67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68" style:parent-style-name="Основнойшрифтабзаца" style:family="text">
      <style:text-properties fo:font-weight="bold" style:font-weight-asian="bold" fo:color="#000000" style:font-size-complex="14pt"/>
    </style:style>
    <style:style style:name="T69" style:parent-style-name="Основнойшрифтабзаца" style:family="text">
      <style:text-properties fo:color="#000000" style:font-size-complex="14pt"/>
    </style:style>
    <style:style style:name="T70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71" style:parent-style-name="Основнойшрифтабзаца" style:family="text">
      <style:text-properties fo:font-weight="bold" style:font-weight-asian="bold" fo:color="#000000" style:font-size-complex="14pt"/>
    </style:style>
    <style:style style:name="T72" style:parent-style-name="Основнойшрифтабзаца" style:family="text">
      <style:text-properties fo:color="#000000" style:font-size-complex="14pt"/>
    </style:style>
    <style:style style:name="T73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74" style:parent-style-name="Основнойшрифтабзаца" style:family="text">
      <style:text-properties fo:font-weight="bold" style:font-weight-asian="bold" fo:color="#000000" style:font-size-complex="14pt"/>
    </style:style>
    <style:style style:name="T75" style:parent-style-name="Основнойшрифтабзаца" style:family="text">
      <style:text-properties fo:color="#000000" style:font-size-complex="14pt"/>
    </style:style>
    <style:style style:name="T76" style:parent-style-name="Основнойшрифтабзаца" style:family="text">
      <style:text-properties fo:color="#000000" style:font-size-complex="14pt"/>
    </style:style>
    <style:style style:name="T77" style:parent-style-name="Основнойшрифтабзаца" style:family="text">
      <style:text-properties style:font-name-asian="DengXian" fo:color="#000000" style:font-size-complex="14pt"/>
    </style:style>
    <style:style style:name="T78" style:parent-style-name="Основнойшрифтабзаца" style:family="text">
      <style:text-properties style:font-name-asian="DengXian" fo:color="#000000" style:font-size-complex="14pt"/>
    </style:style>
    <style:style style:name="T79" style:parent-style-name="Основнойшрифтабзаца" style:family="text">
      <style:text-properties style:font-name-asian="DengXian" fo:font-weight="bold" style:font-weight-asian="bold" fo:color="#000000" style:font-size-complex="14pt" fo:language="en" fo:country="US"/>
    </style:style>
    <style:style style:name="T80" style:parent-style-name="Основнойшрифтабзаца" style:family="text">
      <style:text-properties style:font-name-asian="DengXian" fo:font-weight="bold" style:font-weight-asian="bold" fo:color="#000000" style:font-size-complex="14pt"/>
    </style:style>
    <style:style style:name="T81" style:parent-style-name="Основнойшрифтабзаца" style:family="text">
      <style:text-properties style:font-name-asian="DengXian" fo:color="#000000" style:font-size-complex="14pt"/>
    </style:style>
    <style:style style:name="T82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83" style:parent-style-name="Основнойшрифтабзаца" style:family="text">
      <style:text-properties style:font-name-asian="DengXian" fo:color="#000000" style:font-size-complex="14pt"/>
    </style:style>
    <style:style style:name="T84" style:parent-style-name="Основнойшрифтабзаца" style:family="text">
      <style:text-properties style:font-name-asian="DengXian" fo:font-weight="bold" style:font-weight-asian="bold" fo:color="#000000" style:font-size-complex="14pt" style:text-underline-type="single" style:text-underline-style="solid" style:text-underline-width="auto" style:text-underline-mode="continuous" fo:language="en" fo:country="US"/>
    </style:style>
    <style:style style:name="T85" style:parent-style-name="Основнойшрифтабзаца" style:family="text">
      <style:text-properties style:font-name-asian="DengXian" fo:color="#000000" style:font-size-complex="14pt"/>
    </style:style>
    <style:style style:name="T86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87" style:parent-style-name="Основнойшрифтабзаца" style:family="text">
      <style:text-properties style:font-name-asian="DengXian" fo:color="#000000" style:font-size-complex="14pt"/>
    </style:style>
    <style:style style:name="T88" style:parent-style-name="Основнойшрифтабзаца" style:family="text">
      <style:text-properties style:font-name-asian="DengXian"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89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90" style:parent-style-name="Основнойшрифтабзаца" style:family="text">
      <style:text-properties style:font-name-asian="DengXian" fo:color="#000000" style:font-size-complex="14pt"/>
    </style:style>
    <style:style style:name="T91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92" style:parent-style-name="Основнойшрифтабзаца" style:family="text">
      <style:text-properties style:font-name-asian="DengXian" fo:color="#000000" style:font-size-complex="14pt"/>
    </style:style>
    <style:style style:name="T93" style:parent-style-name="Основнойшрифтабзаца" style:family="text">
      <style:text-properties fo:color="#000000" style:font-size-complex="14pt"/>
    </style:style>
    <style:style style:name="T94" style:parent-style-name="Основнойшрифтабзаца" style:family="text">
      <style:text-properties fo:font-weight="bold" style:font-weight-asian="bold" fo:color="#000000" style:font-size-complex="14pt" fo:language="en" fo:country="US"/>
    </style:style>
    <style:style style:name="T95" style:parent-style-name="Основнойшрифтабзаца" style:family="text">
      <style:text-properties fo:font-weight="bold" style:font-weight-asian="bold" fo:color="#000000" style:font-size-complex="14pt"/>
    </style:style>
    <style:style style:name="T96" style:parent-style-name="Основнойшрифтабзаца" style:family="text">
      <style:text-properties fo:color="#000000" style:font-size-complex="14pt"/>
    </style:style>
    <style:style style:name="T97" style:parent-style-name="Основнойшрифтабзаца" style:family="text">
      <style:text-properties fo:color="#000000" style:font-size-complex="14pt" fo:language="en" fo:country="US"/>
    </style:style>
    <style:style style:name="T98" style:parent-style-name="Основнойшрифтабзаца" style:family="text">
      <style:text-properties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99" style:parent-style-name="Основнойшрифтабзаца" style:family="text">
      <style:text-properties fo:color="#000000" style:font-size-complex="14pt" fo:language="en" fo:country="US"/>
    </style:style>
    <style:style style:name="T100" style:parent-style-name="Основнойшрифтабзаца" style:family="text">
      <style:text-properties fo:color="#000000" style:font-size-complex="14pt"/>
    </style:style>
    <style:style style:name="T101" style:parent-style-name="Основнойшрифтабзаца" style:family="text">
      <style:text-properties fo:color="#000000" style:font-size-complex="14pt" fo:language="en" fo:country="US"/>
    </style:style>
    <style:style style:name="T102" style:parent-style-name="Основнойшрифтабзаца" style:family="text">
      <style:text-properties fo:color="#000000" style:font-size-complex="14pt"/>
    </style:style>
    <style:style style:name="T103" style:parent-style-name="Основнойшрифтабзаца" style:family="text">
      <style:text-properties fo:color="#000000" style:font-size-complex="14pt" fo:language="en" fo:country="US"/>
    </style:style>
    <style:style style:name="T104" style:parent-style-name="Основнойшрифтабзаца" style:family="text">
      <style:text-properties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fo:color="#000000" style:font-size-complex="14pt"/>
    </style:style>
    <style:style style:name="T106" style:parent-style-name="Основнойшрифтабзаца" style:family="text">
      <style:text-properties fo:color="#000000" style:font-size-complex="14pt"/>
    </style:style>
    <style:style style:name="T107" style:parent-style-name="Основнойшрифтабзаца" style:family="text">
      <style:text-properties fo:color="#000000" style:font-size-complex="14pt" fo:language="en" fo:country="US"/>
    </style:style>
    <style:style style:name="T108" style:parent-style-name="Основнойшрифтабзаца" style:family="text">
      <style:text-properties fo:color="#000000" style:font-size-complex="14pt"/>
    </style:style>
    <style:style style:name="T109" style:parent-style-name="Основнойшрифтабзаца" style:family="text">
      <style:text-properties fo:color="#000000" style:font-size-complex="14pt" fo:language="en" fo:country="US"/>
    </style:style>
    <style:style style:name="T110" style:parent-style-name="Основнойшрифтабзаца" style:family="text">
      <style:text-properties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111" style:parent-style-name="Основнойшрифтабзаца" style:family="text">
      <style:text-properties fo:color="#000000" style:font-size-complex="14pt"/>
    </style:style>
    <style:style style:name="T112" style:parent-style-name="Основнойшрифтабзаца" style:family="text">
      <style:text-properties style:font-name-asian="DengXian" fo:color="#000000" style:font-size-complex="14pt"/>
    </style:style>
    <style:style style:name="T113" style:parent-style-name="Основнойшрифтабзаца" style:family="text">
      <style:text-properties style:font-name-asian="DengXian" fo:font-weight="bold" style:font-weight-asian="bold" fo:color="#000000" style:font-size-complex="14pt" fo:language="en" fo:country="US"/>
    </style:style>
    <style:style style:name="T114" style:parent-style-name="Основнойшрифтабзаца" style:family="text">
      <style:text-properties style:font-name-asian="DengXian" fo:font-weight="bold" style:font-weight-asian="bold" fo:color="#000000" style:font-size-complex="14pt"/>
    </style:style>
    <style:style style:name="T115" style:parent-style-name="Основнойшрифтабзаца" style:family="text">
      <style:text-properties style:font-name-asian="DengXian" fo:color="#000000" style:font-size-complex="14pt"/>
    </style:style>
    <style:style style:name="T116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117" style:parent-style-name="Основнойшрифтабзаца" style:family="text">
      <style:text-properties style:font-name-asian="DengXian" fo:color="#000000" style:font-size-complex="14pt"/>
    </style:style>
    <style:style style:name="T118" style:parent-style-name="Основнойшрифтабзаца" style:family="text">
      <style:text-properties style:font-name-asian="DengXian" fo:color="#000000" style:font-size-complex="14pt" fo:language="en" fo:country="US"/>
    </style:style>
    <style:style style:name="T119" style:parent-style-name="Основнойшрифтабзаца" style:family="text">
      <style:text-properties style:font-name-asian="DengXian" fo:color="#000000" style:font-size-complex="14pt"/>
    </style:style>
    <style:style style:name="T120" style:parent-style-name="Основнойшрифтабзаца" style:family="text">
      <style:text-properties style:font-name-asian="DengXian" fo:font-weight="bold" style:font-weight-asian="bold" fo:color="#000000" style:font-size-complex="14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font-name-asian="DengXian" fo:color="#000000" style:font-size-complex="14pt"/>
    </style:style>
    <style:style style:name="P122" style:parent-style-name="Standard" style:family="paragraph">
      <style:paragraph-properties fo:text-indent="0in"/>
      <style:text-properties style:font-name-asian="DengXian" fo:color="#000000" style:font-size-complex="14pt"/>
    </style:style>
    <style:style style:name="TableColumn124" style:family="table-column">
      <style:table-column-properties style:column-width="2.2784in" style:use-optimal-column-width="false"/>
    </style:style>
    <style:style style:name="TableColumn125" style:family="table-column">
      <style:table-column-properties style:column-width="3.8305in" style:use-optimal-column-width="false"/>
    </style:style>
    <style:style style:name="Table123" style:family="table">
      <style:table-properties style:width="6.109in" fo:margin-left="0.0819in" table:align="left"/>
    </style:style>
    <style:style style:name="TableRow126" style:family="table-row">
      <style:table-row-properties style:min-row-height="0.3659in" style:use-optimal-row-height="false"/>
    </style:style>
    <style:style style:name="TableCell127" style:family="table-cell">
      <style:table-cell-properties fo:border="0.0034in solid #000000" style:writing-mode="lr-tb" fo:padding-top="0in" fo:padding-left="0in" fo:padding-bottom="0in" fo:padding-right="0in"/>
    </style:style>
    <style:style style:name="P128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Cell129" style:family="table-cell">
      <style:table-cell-properties fo:border="0.0034in solid #000000" style:writing-mode="lr-tb" fo:padding-top="0in" fo:padding-left="0in" fo:padding-bottom="0in" fo:padding-right="0in"/>
    </style:style>
    <style:style style:name="P130" style:parent-style-name="Обычный" style:family="paragraph">
      <style:paragraph-properties fo:widows="0" fo:orphans="0" style:text-autospace="none" fo:line-height="150%"/>
      <style:text-properties fo:font-size="14pt" style:font-size-asian="14pt" style:font-size-complex="14pt"/>
    </style:style>
    <style:style style:name="TableRow131" style:family="table-row">
      <style:table-row-properties style:min-row-height="1.2194in" style:use-optimal-row-height="false"/>
    </style:style>
    <style:style style:name="TableCell132" style:family="table-cell">
      <style:table-cell-properties fo:border="0.0034in solid #000000" style:writing-mode="lr-tb" fo:padding-top="0in" fo:padding-left="0in" fo:padding-bottom="0in" fo:padding-right="0in"/>
    </style:style>
    <style:style style:name="P133" style:parent-style-name="Обычный" style:family="paragraph">
      <style:paragraph-properties fo:widows="0" fo:orphans="0" style:text-autospace="none"/>
    </style:style>
    <style:style style:name="T1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5" style:parent-style-name="Основнойшрифтабзаца" style:family="text">
      <style:text-properties fo:font-size="14pt" style:font-size-asian="14pt" style:font-size-complex="14pt"/>
    </style:style>
    <style:style style:name="T1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37" style:family="table-cell">
      <style:table-cell-properties fo:border="0.0034in solid #000000" style:writing-mode="lr-tb" fo:padding-top="0in" fo:padding-left="0in" fo:padding-bottom="0in" fo:padding-right="0in"/>
    </style:style>
    <style:style style:name="P138" style:parent-style-name="Обычный" style:family="paragraph">
      <style:paragraph-properties fo:widows="0" fo:orphans="0" style:text-autospace="none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2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143" style:family="table-row">
      <style:table-row-properties style:min-row-height="0.9368in" style:use-optimal-row-height="false"/>
    </style:style>
    <style:style style:name="TableCell144" style:family="table-cell">
      <style:table-cell-properties fo:border="0.0034in solid #000000" style:writing-mode="lr-tb" fo:padding-top="0in" fo:padding-left="0in" fo:padding-bottom="0in" fo:padding-right="0in"/>
    </style:style>
    <style:style style:name="P145" style:parent-style-name="Обычный" style:family="paragraph">
      <style:paragraph-properties fo:widows="0" fo:orphans="0" style:text-autospace="none"/>
      <style:text-properties fo:font-size="14pt" style:font-size-asian="14pt" style:font-size-complex="14pt" fo:language="en" fo:country="US"/>
    </style:style>
    <style:style style:name="TableCell146" style:family="table-cell">
      <style:table-cell-properties fo:border="0.0034in solid #000000" style:writing-mode="lr-tb" fo:padding-top="0in" fo:padding-left="0in" fo:padding-bottom="0in" fo:padding-right="0in"/>
    </style:style>
    <style:style style:name="P147" style:parent-style-name="Обычный" style:family="paragraph">
      <style:paragraph-properties fo:widows="0" fo:orphans="0" style:text-autospace="none"/>
      <style:text-properties fo:font-size="14pt" style:font-size-asian="14pt" style:font-size-complex="14pt" fo:language="en" fo:country="US"/>
    </style:style>
    <style:style style:name="P148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TableRow149" style:family="table-row">
      <style:table-row-properties style:min-row-height="1.1145in" style:use-optimal-row-height="false"/>
    </style:style>
    <style:style style:name="TableCell150" style:family="table-cell">
      <style:table-cell-properties fo:border="0.0034in solid #000000" style:writing-mode="lr-tb" fo:padding-top="0in" fo:padding-left="0in" fo:padding-bottom="0in" fo:padding-right="0in"/>
    </style:style>
    <style:style style:name="P151" style:parent-style-name="Обычный" style:family="paragraph">
      <style:paragraph-properties fo:widows="0" fo:orphans="0" style:text-autospace="none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Cell154" style:family="table-cell">
      <style:table-cell-properties fo:border="0.0034in solid #000000" style:writing-mode="lr-tb" fo:padding-top="0in" fo:padding-left="0in" fo:padding-bottom="0in" fo:padding-right="0in"/>
    </style:style>
    <style:style style:name="P155" style:parent-style-name="Обычный" style:family="paragraph">
      <style:paragraph-properties fo:widows="0" fo:orphans="0" style:text-autospace="none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9" style:parent-style-name="Основнойшрифтабзаца" style:family="text">
      <style:text-properties fo:font-size="14pt" style:font-size-asian="14pt" style:font-size-complex="14pt"/>
    </style:style>
    <style:style style:name="T1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P165" style:parent-style-name="Обычный" style:family="paragraph">
      <style:paragraph-properties fo:widows="0" fo:orphans="0" style:text-autospace="none"/>
    </style:style>
    <style:style style:name="T166" style:parent-style-name="Основнойшрифтабзаца" style:family="text">
      <style:text-properties fo:font-size="14pt" style:font-size-asian="14pt" style:font-size-complex="14pt"/>
    </style:style>
    <style:style style:name="T1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68" style:parent-style-name="Обычный" style:family="paragraph">
      <style:paragraph-properties fo:widows="0" fo:orphans="0" style:text-autospace="none"/>
      <style:text-properties fo:font-size="14pt" style:font-size-asian="14pt" style:font-size-complex="14pt"/>
    </style:style>
    <style:style style:name="P169" style:parent-style-name="Standard" style:family="paragraph">
      <style:paragraph-properties fo:text-indent="0in"/>
    </style:style>
    <style:style style:name="P170" style:parent-style-name="Textbody" style:family="paragraph">
      <style:paragraph-properties fo:text-indent="0.4916in"/>
      <style:text-properties style:language-asian="ru" style:country-asian="RU" style:language-complex="ar" style:country-complex="SA"/>
    </style:style>
    <style:style style:name="P171" style:parent-style-name="Textbody" style:family="paragraph">
      <style:paragraph-properties fo:text-indent="0.4916in"/>
    </style:style>
    <style:style style:name="T172" style:parent-style-name="Основнойшрифтабзаца" style:family="text">
      <style:text-properties style:language-asian="ru" style:country-asian="RU" style:language-complex="ar" style:country-complex="SA"/>
    </style:style>
    <style:style style:name="T17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language-asian="ru" style:country-asian="RU" style:language-complex="ar" style:country-complex="SA"/>
    </style:style>
    <style:style style:name="P175" style:parent-style-name="Textbody" style:family="paragraph">
      <style:paragraph-properties fo:text-indent="0.4916in"/>
      <style:text-properties style:language-asian="ru" style:country-asian="RU" style:language-complex="ar" style:country-complex="SA"/>
    </style:style>
    <style:style style:name="P176" style:parent-style-name="Textbody" style:family="paragraph">
      <style:paragraph-properties fo:text-indent="0in"/>
      <style:text-properties style:language-asian="ru" style:country-asian="RU" style:language-complex="ar" style:country-complex="SA"/>
    </style:style>
    <style:style style:name="P177" style:parent-style-name="Textbody" style:family="paragraph">
      <style:paragraph-properties fo:text-indent="0.4916in"/>
    </style:style>
    <style:style style:name="T178" style:parent-style-name="Основнойшрифтабзаца" style:family="text">
      <style:text-properties fo:font-weight="bold" style:font-weight-asian="bold" style:font-weight-complex="bold"/>
    </style:style>
    <style:style style:name="T179" style:parent-style-name="Основнойшрифтабзаца" style:family="text">
      <style:text-properties fo:color="#000000"/>
    </style:style>
    <style:style style:name="T180" style:parent-style-name="Основнойшрифтабзаца" style:family="text">
      <style:text-properties fo:color="#000000"/>
    </style:style>
    <style:style style:name="P181" style:parent-style-name="Заголовок1" style:family="paragraph">
      <style:paragraph-properties fo:break-before="page"/>
    </style:style>
    <style:style style:name="T182" style:parent-style-name="Основнойшрифтабзаца" style:family="text">
      <style:text-properties fo:language="en" fo:country="US"/>
    </style:style>
    <style:style style:name="T183" style:parent-style-name="Основнойшрифтабзаца" style:family="text">
      <style:text-properties fo:language="en" fo:country="US"/>
    </style:style>
    <style:style style:name="P184" style:parent-style-name="Листинг" style:family="paragraph">
      <style:text-properties fo:color="#000000" fo:language="en" fo:country="US"/>
    </style:style>
    <style:style style:name="P185" style:parent-style-name="Листинг" style:family="paragraph">
      <style:text-properties fo:color="#000000" fo:language="en" fo:country="US"/>
    </style:style>
    <style:style style:name="P186" style:parent-style-name="Листинг" style:family="paragraph">
      <style:text-properties fo:color="#000000" fo:language="en" fo:country="US"/>
    </style:style>
    <style:style style:name="P187" style:parent-style-name="Листинг" style:family="paragraph">
      <style:text-properties fo:color="#000000" fo:language="en" fo:country="US"/>
    </style:style>
    <style:style style:name="P188" style:parent-style-name="Листинг" style:family="paragraph">
      <style:text-properties fo:color="#000000" fo:language="en" fo:country="US"/>
    </style:style>
    <style:style style:name="P189" style:parent-style-name="Листинг" style:family="paragraph">
      <style:text-properties fo:color="#000000" fo:language="en" fo:country="US"/>
    </style:style>
    <style:style style:name="P190" style:parent-style-name="Листинг" style:family="paragraph">
      <style:text-properties fo:color="#000000" fo:language="en" fo:country="US"/>
    </style:style>
    <style:style style:name="P191" style:parent-style-name="Листинг" style:family="paragraph">
      <style:text-properties fo:color="#000000" fo:language="en" fo:country="US"/>
    </style:style>
    <style:style style:name="P192" style:parent-style-name="Листинг" style:family="paragraph">
      <style:text-properties fo:color="#000000" fo:language="en" fo:country="US"/>
    </style:style>
    <style:style style:name="P193" style:parent-style-name="Листинг" style:family="paragraph">
      <style:text-properties fo:color="#000000" fo:language="en" fo:country="US"/>
    </style:style>
    <style:style style:name="P194" style:parent-style-name="Листинг" style:family="paragraph">
      <style:text-properties fo:color="#000000" fo:language="en" fo:country="US"/>
    </style:style>
    <style:style style:name="P195" style:parent-style-name="Листинг" style:family="paragraph">
      <style:text-properties fo:color="#000000" fo:language="en" fo:country="US"/>
    </style:style>
    <style:style style:name="P196" style:parent-style-name="Листинг" style:family="paragraph">
      <style:text-properties fo:color="#000000" fo:language="en" fo:country="US"/>
    </style:style>
    <style:style style:name="P197" style:parent-style-name="Листинг" style:family="paragraph">
      <style:text-properties fo:color="#000000" fo:language="en" fo:country="US"/>
    </style:style>
    <style:style style:name="P198" style:parent-style-name="Листинг" style:family="paragraph">
      <style:text-properties fo:color="#000000" fo:language="en" fo:country="US"/>
    </style:style>
    <style:style style:name="P199" style:parent-style-name="Листинг" style:family="paragraph">
      <style:text-properties fo:color="#000000" fo:language="en" fo:country="US"/>
    </style:style>
    <style:style style:name="P200" style:parent-style-name="Листинг" style:family="paragraph">
      <style:text-properties fo:color="#000000" fo:language="en" fo:country="US"/>
    </style:style>
    <style:style style:name="T201" style:parent-style-name="Основнойшрифтабзаца" style:family="text">
      <style:text-properties fo:color="#000000" fo:language="en" fo:country="US"/>
    </style:style>
    <style:style style:name="T202" style:parent-style-name="Основнойшрифтабзаца" style:family="text">
      <style:text-properties fo:color="#000000"/>
    </style:style>
    <style:style style:name="T203" style:parent-style-name="Основнойшрифтабзаца" style:family="text">
      <style:text-properties fo:color="#000000" fo:language="en" fo:country="US"/>
    </style:style>
    <style:style style:name="T204" style:parent-style-name="Основнойшрифтабзаца" style:family="text">
      <style:text-properties fo:color="#000000"/>
    </style:style>
    <style:style style:name="P205" style:parent-style-name="Листинг" style:family="paragraph">
      <style:text-properties fo:color="#000000"/>
    </style:style>
    <style:style style:name="T206" style:parent-style-name="Основнойшрифтабзаца" style:family="text">
      <style:text-properties fo:color="#000000"/>
    </style:style>
    <style:style style:name="T207" style:parent-style-name="Основнойшрифтабзаца" style:family="text">
      <style:text-properties fo:color="#000000" fo:language="en" fo:country="US"/>
    </style:style>
    <style:style style:name="T208" style:parent-style-name="Основнойшрифтабзаца" style:family="text">
      <style:text-properties fo:color="#000000" fo:language="en" fo:country="US"/>
    </style:style>
    <style:style style:name="T209" style:parent-style-name="Основнойшрифтабзаца" style:family="text">
      <style:text-properties fo:color="#000000"/>
    </style:style>
    <style:style style:name="T210" style:parent-style-name="Основнойшрифтабзаца" style:family="text">
      <style:text-properties fo:color="#000000" fo:language="en" fo:country="US"/>
    </style:style>
    <style:style style:name="T211" style:parent-style-name="Основнойшрифтабзаца" style:family="text">
      <style:text-properties fo:color="#000000"/>
    </style:style>
    <style:style style:name="T212" style:parent-style-name="Основнойшрифтабзаца" style:family="text">
      <style:text-properties fo:color="#000000"/>
    </style:style>
    <style:style style:name="T213" style:parent-style-name="Основнойшрифтабзаца" style:family="text">
      <style:text-properties fo:color="#000000" fo:language="en" fo:country="US"/>
    </style:style>
    <style:style style:name="T214" style:parent-style-name="Основнойшрифтабзаца" style:family="text">
      <style:text-properties fo:color="#000000"/>
    </style:style>
    <style:style style:name="T215" style:parent-style-name="Основнойшрифтабзаца" style:family="text">
      <style:text-properties fo:color="#000000"/>
    </style:style>
    <style:style style:name="T216" style:parent-style-name="Основнойшрифтабзаца" style:family="text">
      <style:text-properties fo:color="#000000" fo:language="en" fo:country="US"/>
    </style:style>
    <style:style style:name="T217" style:parent-style-name="Основнойшрифтабзаца" style:family="text">
      <style:text-properties fo:color="#000000"/>
    </style:style>
    <style:style style:name="T218" style:parent-style-name="Основнойшрифтабзаца" style:family="text">
      <style:text-properties fo:color="#000000" fo:language="en" fo:country="US"/>
    </style:style>
    <style:style style:name="T219" style:parent-style-name="Основнойшрифтабзаца" style:family="text">
      <style:text-properties fo:color="#000000"/>
    </style:style>
    <style:style style:name="T220" style:parent-style-name="Основнойшрифтабзаца" style:family="text">
      <style:text-properties fo:color="#000000" fo:language="en" fo:country="US"/>
    </style:style>
    <style:style style:name="T221" style:parent-style-name="Основнойшрифтабзаца" style:family="text">
      <style:text-properties fo:color="#000000"/>
    </style:style>
    <style:style style:name="T222" style:parent-style-name="Основнойшрифтабзаца" style:family="text">
      <style:text-properties fo:color="#000000" fo:language="en" fo:country="US"/>
    </style:style>
    <style:style style:name="T223" style:parent-style-name="Основнойшрифтабзаца" style:family="text">
      <style:text-properties fo:color="#000000"/>
    </style:style>
    <style:style style:name="P224" style:parent-style-name="Листинг" style:family="paragraph">
      <style:text-properties fo:color="#000000"/>
    </style:style>
    <style:style style:name="T225" style:parent-style-name="Основнойшрифтабзаца" style:family="text">
      <style:text-properties fo:color="#000000"/>
    </style:style>
    <style:style style:name="T226" style:parent-style-name="Основнойшрифтабзаца" style:family="text">
      <style:text-properties fo:color="#000000" fo:language="en" fo:country="US"/>
    </style:style>
    <style:style style:name="P227" style:parent-style-name="Листинг" style:family="paragraph">
      <style:text-properties fo:color="#000000" fo:language="en" fo:country="US"/>
    </style:style>
    <style:style style:name="P228" style:parent-style-name="Листинг" style:family="paragraph">
      <style:text-properties fo:color="#000000" fo:language="en" fo:country="US"/>
    </style:style>
    <style:style style:name="P229" style:parent-style-name="Листинг" style:family="paragraph">
      <style:text-properties fo:color="#000000" fo:language="en" fo:country="US"/>
    </style:style>
    <style:style style:name="P230" style:parent-style-name="Листинг" style:family="paragraph">
      <style:text-properties fo:color="#000000" fo:language="en" fo:country="US"/>
    </style:style>
    <style:style style:name="P231" style:parent-style-name="Листинг" style:family="paragraph">
      <style:text-properties fo:color="#000000" fo:language="en" fo:country="US"/>
    </style:style>
    <style:style style:name="P232" style:parent-style-name="Листинг" style:family="paragraph">
      <style:text-properties fo:color="#000000" fo:language="en" fo:country="US"/>
    </style:style>
    <style:style style:name="P233" style:parent-style-name="Листинг" style:family="paragraph">
      <style:text-properties fo:color="#000000" fo:language="en" fo:country="US"/>
    </style:style>
    <style:style style:name="P234" style:parent-style-name="Листинг" style:family="paragraph">
      <style:text-properties fo:color="#000000" fo:language="en" fo:country="US"/>
    </style:style>
    <style:style style:name="T235" style:parent-style-name="Основнойшрифтабзаца" style:family="text">
      <style:text-properties fo:color="#000000" fo:language="en" fo:country="US"/>
    </style:style>
    <style:style style:name="T236" style:parent-style-name="Основнойшрифтабзаца" style:family="text">
      <style:text-properties fo:color="#000000"/>
    </style:style>
    <style:style style:name="T237" style:parent-style-name="Основнойшрифтабзаца" style:family="text">
      <style:text-properties fo:color="#000000"/>
    </style:style>
    <style:style style:name="T238" style:parent-style-name="Основнойшрифтабзаца" style:family="text">
      <style:text-properties fo:color="#000000" fo:language="en" fo:country="US"/>
    </style:style>
    <style:style style:name="T239" style:parent-style-name="Основнойшрифтабзаца" style:family="text">
      <style:text-properties fo:color="#000000"/>
    </style:style>
    <style:style style:name="T240" style:parent-style-name="Основнойшрифтабзаца" style:family="text">
      <style:text-properties fo:color="#000000"/>
    </style:style>
    <style:style style:name="T241" style:parent-style-name="Основнойшрифтабзаца" style:family="text">
      <style:text-properties fo:color="#000000" fo:language="en" fo:country="US"/>
    </style:style>
    <style:style style:name="T242" style:parent-style-name="Основнойшрифтабзаца" style:family="text">
      <style:text-properties fo:color="#000000"/>
    </style:style>
    <style:style style:name="T243" style:parent-style-name="Основнойшрифтабзаца" style:family="text">
      <style:text-properties fo:color="#000000"/>
    </style:style>
    <style:style style:name="T244" style:parent-style-name="Основнойшрифтабзаца" style:family="text">
      <style:text-properties fo:color="#000000"/>
    </style:style>
    <style:style style:name="T245" style:parent-style-name="Основнойшрифтабзаца" style:family="text">
      <style:text-properties fo:color="#000000" fo:language="en" fo:country="US"/>
    </style:style>
    <style:style style:name="T246" style:parent-style-name="Основнойшрифтабзаца" style:family="text">
      <style:text-properties fo:color="#000000"/>
    </style:style>
    <style:style style:name="T247" style:parent-style-name="Основнойшрифтабзаца" style:family="text">
      <style:text-properties fo:color="#000000"/>
    </style:style>
    <style:style style:name="T248" style:parent-style-name="Основнойшрифтабзаца" style:family="text">
      <style:text-properties fo:color="#000000" fo:language="en" fo:country="US"/>
    </style:style>
    <style:style style:name="T249" style:parent-style-name="Основнойшрифтабзаца" style:family="text">
      <style:text-properties fo:color="#000000"/>
    </style:style>
    <style:style style:name="T250" style:parent-style-name="Основнойшрифтабзаца" style:family="text">
      <style:text-properties fo:color="#000000"/>
    </style:style>
    <style:style style:name="T251" style:parent-style-name="Основнойшрифтабзаца" style:family="text">
      <style:text-properties fo:color="#000000" fo:language="en" fo:country="US"/>
    </style:style>
    <style:style style:name="T252" style:parent-style-name="Основнойшрифтабзаца" style:family="text">
      <style:text-properties fo:color="#000000"/>
    </style:style>
    <style:style style:name="T253" style:parent-style-name="Основнойшрифтабзаца" style:family="text">
      <style:text-properties fo:color="#000000"/>
    </style:style>
    <style:style style:name="T254" style:parent-style-name="Основнойшрифтабзаца" style:family="text">
      <style:text-properties fo:color="#000000" fo:language="en" fo:country="US"/>
    </style:style>
    <style:style style:name="T255" style:parent-style-name="Основнойшрифтабзаца" style:family="text">
      <style:text-properties fo:color="#000000"/>
    </style:style>
    <style:style style:name="T256" style:parent-style-name="Основнойшрифтабзаца" style:family="text">
      <style:text-properties fo:color="#000000"/>
    </style:style>
    <style:style style:name="T257" style:parent-style-name="Основнойшрифтабзаца" style:family="text">
      <style:text-properties fo:color="#000000" fo:language="en" fo:country="US"/>
    </style:style>
    <style:style style:name="T258" style:parent-style-name="Основнойшрифтабзаца" style:family="text">
      <style:text-properties fo:color="#000000"/>
    </style:style>
    <style:style style:name="T259" style:parent-style-name="Основнойшрифтабзаца" style:family="text">
      <style:text-properties fo:color="#000000"/>
    </style:style>
    <style:style style:name="T260" style:parent-style-name="Основнойшрифтабзаца" style:family="text">
      <style:text-properties fo:color="#000000" fo:language="en" fo:country="US"/>
    </style:style>
    <style:style style:name="T261" style:parent-style-name="Основнойшрифтабзаца" style:family="text">
      <style:text-properties fo:color="#000000"/>
    </style:style>
    <style:style style:name="T262" style:parent-style-name="Основнойшрифтабзаца" style:family="text">
      <style:text-properties fo:color="#000000"/>
    </style:style>
    <style:style style:name="T263" style:parent-style-name="Основнойшрифтабзаца" style:family="text">
      <style:text-properties fo:color="#000000" fo:language="en" fo:country="US"/>
    </style:style>
    <style:style style:name="P264" style:parent-style-name="Листинг" style:family="paragraph">
      <style:text-properties fo:color="#000000" fo:language="en" fo:country="US"/>
    </style:style>
    <style:style style:name="P265" style:parent-style-name="Листинг" style:family="paragraph">
      <style:text-properties fo:color="#000000" fo:language="en" fo:country="US"/>
    </style:style>
    <style:style style:name="P266" style:parent-style-name="Листинг" style:family="paragraph">
      <style:text-properties fo:color="#000000" fo:language="en" fo:country="US"/>
    </style:style>
    <style:style style:name="P267" style:parent-style-name="Листинг" style:family="paragraph">
      <style:text-properties fo:color="#000000" fo:language="en" fo:country="US"/>
    </style:style>
    <style:style style:name="P268" style:parent-style-name="Листинг" style:family="paragraph">
      <style:text-properties fo:color="#000000" fo:language="en" fo:country="US"/>
    </style:style>
    <style:style style:name="P269" style:parent-style-name="Листинг" style:family="paragraph">
      <style:text-properties fo:color="#000000" fo:language="en" fo:country="US"/>
    </style:style>
    <style:style style:name="P270" style:parent-style-name="Листинг" style:family="paragraph">
      <style:text-properties fo:color="#000000" fo:language="en" fo:country="US"/>
    </style:style>
    <style:style style:name="P271" style:parent-style-name="Листинг" style:family="paragraph">
      <style:text-properties fo:color="#000000" fo:language="en" fo:country="US"/>
    </style:style>
    <style:style style:name="P272" style:parent-style-name="Листинг" style:family="paragraph">
      <style:text-properties fo:color="#000000" fo:language="en" fo:country="US"/>
    </style:style>
    <style:style style:name="P273" style:parent-style-name="Листинг" style:family="paragraph">
      <style:text-properties fo:color="#000000" fo:language="en" fo:country="US"/>
    </style:style>
    <style:style style:name="P274" style:parent-style-name="Листинг" style:family="paragraph">
      <style:text-properties fo:color="#000000" fo:language="en" fo:country="US"/>
    </style:style>
    <style:style style:name="P275" style:parent-style-name="Листинг" style:family="paragraph">
      <style:text-properties fo:color="#000000" fo:language="en" fo:country="US"/>
    </style:style>
    <style:style style:name="P276" style:parent-style-name="Листинг" style:family="paragraph">
      <style:text-properties fo:color="#000000" fo:language="en" fo:country="US"/>
    </style:style>
    <style:style style:name="P277" style:parent-style-name="Листинг" style:family="paragraph">
      <style:text-properties fo:color="#000000" fo:language="en" fo:country="US"/>
    </style:style>
    <style:style style:name="P278" style:parent-style-name="Листинг" style:family="paragraph">
      <style:text-properties fo:color="#000000" fo:language="en" fo:country="US"/>
    </style:style>
    <style:style style:name="P279" style:parent-style-name="Листинг" style:family="paragraph">
      <style:text-properties fo:color="#000000" fo:language="en" fo:country="US"/>
    </style:style>
    <style:style style:name="P280" style:parent-style-name="Листинг" style:family="paragraph">
      <style:text-properties fo:color="#000000" fo:language="en" fo:country="US"/>
    </style:style>
    <style:style style:name="P281" style:parent-style-name="Листинг" style:family="paragraph">
      <style:text-properties fo:color="#000000" fo:language="en" fo:country="US"/>
    </style:style>
    <style:style style:name="P282" style:parent-style-name="Листинг" style:family="paragraph">
      <style:text-properties fo:color="#000000" fo:language="en" fo:country="US"/>
    </style:style>
    <style:style style:name="P283" style:parent-style-name="Листинг" style:family="paragraph">
      <style:text-properties fo:color="#000000" fo:language="en" fo:country="US"/>
    </style:style>
    <style:style style:name="P284" style:parent-style-name="Листинг" style:family="paragraph">
      <style:text-properties fo:color="#000000" fo:language="en" fo:country="US"/>
    </style:style>
    <style:style style:name="P285" style:parent-style-name="Листинг" style:family="paragraph">
      <style:text-properties fo:color="#000000" fo:language="en" fo:country="US"/>
    </style:style>
    <style:style style:name="P286" style:parent-style-name="Листинг" style:family="paragraph">
      <style:text-properties fo:color="#000000" fo:language="en" fo:country="US"/>
    </style:style>
    <style:style style:name="P287" style:parent-style-name="Листинг" style:family="paragraph">
      <style:text-properties fo:color="#000000" fo:language="en" fo:country="US"/>
    </style:style>
    <style:style style:name="P288" style:parent-style-name="Листинг" style:family="paragraph">
      <style:text-properties fo:color="#000000" fo:language="en" fo:country="US"/>
    </style:style>
    <style:style style:name="P289" style:parent-style-name="Листинг" style:family="paragraph">
      <style:text-properties fo:color="#000000" fo:language="en" fo:country="US"/>
    </style:style>
    <style:style style:name="P290" style:parent-style-name="Листинг" style:family="paragraph">
      <style:text-properties fo:color="#000000" fo:language="en" fo:country="US"/>
    </style:style>
    <style:style style:name="P291" style:parent-style-name="Листинг" style:family="paragraph">
      <style:text-properties fo:color="#000000" fo:language="en" fo:country="US"/>
    </style:style>
    <style:style style:name="P292" style:parent-style-name="Листинг" style:family="paragraph">
      <style:text-properties fo:color="#000000" fo:language="en" fo:country="US"/>
    </style:style>
    <style:style style:name="P293" style:parent-style-name="Листинг" style:family="paragraph">
      <style:text-properties fo:color="#000000" fo:language="en" fo:country="US"/>
    </style:style>
    <style:style style:name="P294" style:parent-style-name="Листинг" style:family="paragraph">
      <style:text-properties fo:color="#000000" fo:language="en" fo:country="US"/>
    </style:style>
    <style:style style:name="P295" style:parent-style-name="Листинг" style:family="paragraph">
      <style:text-properties fo:color="#000000" fo:language="en" fo:country="US"/>
    </style:style>
    <style:style style:name="P296" style:parent-style-name="Листинг" style:family="paragraph">
      <style:text-properties fo:color="#000000" fo:language="en" fo:country="US"/>
    </style:style>
    <style:style style:name="P297" style:parent-style-name="Листинг" style:family="paragraph">
      <style:text-properties fo:color="#000000" fo:language="en" fo:country="US"/>
    </style:style>
    <style:style style:name="P298" style:parent-style-name="Листинг" style:family="paragraph">
      <style:text-properties fo:color="#000000" fo:language="en" fo:country="US"/>
    </style:style>
    <style:style style:name="P299" style:parent-style-name="Листинг" style:family="paragraph">
      <style:text-properties fo:color="#000000" fo:language="en" fo:country="US"/>
    </style:style>
    <style:style style:name="P300" style:parent-style-name="Листинг" style:family="paragraph">
      <style:text-properties fo:color="#000000" fo:language="en" fo:country="US"/>
    </style:style>
    <style:style style:name="P301" style:parent-style-name="Листинг" style:family="paragraph">
      <style:text-properties fo:color="#000000" fo:language="en" fo:country="US"/>
    </style:style>
    <style:style style:name="P302" style:parent-style-name="Листинг" style:family="paragraph">
      <style:text-properties fo:color="#000000" fo:language="en" fo:country="US"/>
    </style:style>
    <style:style style:name="P303" style:parent-style-name="Листинг" style:family="paragraph">
      <style:text-properties fo:color="#000000" fo:language="en" fo:country="US"/>
    </style:style>
    <style:style style:name="P304" style:parent-style-name="Листинг" style:family="paragraph">
      <style:text-properties fo:color="#000000" fo:language="en" fo:country="US"/>
    </style:style>
    <style:style style:name="P305" style:parent-style-name="Листинг" style:family="paragraph">
      <style:text-properties fo:color="#000000" fo:language="en" fo:country="US"/>
    </style:style>
    <style:style style:name="P306" style:parent-style-name="Листинг" style:family="paragraph">
      <style:text-properties fo:color="#000000" fo:language="en" fo:country="US"/>
    </style:style>
    <style:style style:name="P307" style:parent-style-name="Листинг" style:family="paragraph">
      <style:text-properties fo:color="#000000" fo:language="en" fo:country="US"/>
    </style:style>
    <style:style style:name="P308" style:parent-style-name="Листинг" style:family="paragraph">
      <style:text-properties fo:color="#000000" fo:language="en" fo:country="US"/>
    </style:style>
    <style:style style:name="P309" style:parent-style-name="Листинг" style:family="paragraph">
      <style:text-properties fo:color="#000000" fo:language="en" fo:country="US"/>
    </style:style>
    <style:style style:name="P310" style:parent-style-name="Листинг" style:family="paragraph">
      <style:text-properties fo:color="#000000" fo:language="en" fo:country="US"/>
    </style:style>
    <style:style style:name="P311" style:parent-style-name="Листинг" style:family="paragraph">
      <style:text-properties fo:color="#000000" fo:language="en" fo:country="US"/>
    </style:style>
    <style:style style:name="P312" style:parent-style-name="Листинг" style:family="paragraph">
      <style:text-properties fo:color="#000000" fo:language="en" fo:country="US"/>
    </style:style>
    <style:style style:name="P313" style:parent-style-name="Листинг" style:family="paragraph">
      <style:text-properties fo:color="#000000" fo:language="en" fo:country="US"/>
    </style:style>
    <style:style style:name="P314" style:parent-style-name="Листинг" style:family="paragraph">
      <style:text-properties fo:color="#000000" fo:language="en" fo:country="US"/>
    </style:style>
    <style:style style:name="P315" style:parent-style-name="Листинг" style:family="paragraph">
      <style:text-properties fo:color="#000000" fo:language="en" fo:country="US"/>
    </style:style>
    <style:style style:name="P316" style:parent-style-name="Листинг" style:family="paragraph">
      <style:text-properties fo:color="#000000" fo:language="en" fo:country="US"/>
    </style:style>
    <style:style style:name="P317" style:parent-style-name="Листинг" style:family="paragraph">
      <style:text-properties fo:color="#000000" fo:language="en" fo:country="US"/>
    </style:style>
    <style:style style:name="P318" style:parent-style-name="Листинг" style:family="paragraph">
      <style:text-properties fo:color="#000000" fo:language="en" fo:country="US"/>
    </style:style>
    <style:style style:name="P319" style:parent-style-name="Листинг" style:family="paragraph">
      <style:text-properties fo:color="#000000" fo:language="en" fo:country="US"/>
    </style:style>
    <style:style style:name="P320" style:parent-style-name="Листинг" style:family="paragraph">
      <style:text-properties fo:color="#000000" fo:language="en" fo:country="US"/>
    </style:style>
    <style:style style:name="P321" style:parent-style-name="Листинг" style:family="paragraph">
      <style:text-properties fo:color="#000000" fo:language="en" fo:country="US"/>
    </style:style>
    <style:style style:name="P322" style:parent-style-name="Листинг" style:family="paragraph">
      <style:text-properties fo:color="#000000" fo:language="en" fo:country="US"/>
    </style:style>
    <style:style style:name="P323" style:parent-style-name="Листинг" style:family="paragraph">
      <style:text-properties fo:color="#000000" fo:language="en" fo:country="US"/>
    </style:style>
    <style:style style:name="P324" style:parent-style-name="Листинг" style:family="paragraph">
      <style:text-properties fo:color="#000000" fo:language="en" fo:country="US"/>
    </style:style>
    <style:style style:name="P325" style:parent-style-name="Листинг" style:family="paragraph">
      <style:text-properties fo:color="#000000" fo:language="en" fo:country="US"/>
    </style:style>
    <style:style style:name="P326" style:parent-style-name="Листинг" style:family="paragraph">
      <style:text-properties fo:color="#000000" fo:language="en" fo:country="US"/>
    </style:style>
    <style:style style:name="P327" style:parent-style-name="Листинг" style:family="paragraph">
      <style:text-properties fo:color="#000000" fo:language="en" fo:country="US"/>
    </style:style>
    <style:style style:name="P328" style:parent-style-name="Листинг" style:family="paragraph">
      <style:text-properties fo:color="#000000" fo:language="en" fo:country="US"/>
    </style:style>
    <style:style style:name="P329" style:parent-style-name="Листинг" style:family="paragraph">
      <style:text-properties fo:color="#000000" fo:language="en" fo:country="US"/>
    </style:style>
    <style:style style:name="P330" style:parent-style-name="Листинг" style:family="paragraph">
      <style:text-properties fo:color="#000000" fo:language="en" fo:country="US"/>
    </style:style>
    <style:style style:name="P331" style:parent-style-name="Листинг" style:family="paragraph">
      <style:text-properties fo:color="#000000" fo:language="en" fo:country="US"/>
    </style:style>
    <style:style style:name="P332" style:parent-style-name="Листинг" style:family="paragraph">
      <style:text-properties fo:color="#000000" fo:language="en" fo:country="US"/>
    </style:style>
    <style:style style:name="P333" style:parent-style-name="Листинг" style:family="paragraph">
      <style:text-properties fo:color="#000000" fo:language="en" fo:country="US"/>
    </style:style>
    <style:style style:name="P334" style:parent-style-name="Листинг" style:family="paragraph">
      <style:text-properties fo:color="#000000" fo:language="en" fo:country="US"/>
    </style:style>
    <style:style style:name="P335" style:parent-style-name="Листинг" style:family="paragraph">
      <style:text-properties fo:color="#000000" fo:language="en" fo:country="US"/>
    </style:style>
    <style:style style:name="P336" style:parent-style-name="Листинг" style:family="paragraph">
      <style:text-properties fo:color="#000000" fo:language="en" fo:country="US"/>
    </style:style>
    <style:style style:name="P337" style:parent-style-name="Листинг" style:family="paragraph">
      <style:text-properties fo:color="#000000" fo:language="en" fo:country="US"/>
    </style:style>
    <style:style style:name="P338" style:parent-style-name="Листинг" style:family="paragraph">
      <style:text-properties fo:color="#000000" fo:language="en" fo:country="US"/>
    </style:style>
    <style:style style:name="P339" style:parent-style-name="Листинг" style:family="paragraph">
      <style:text-properties fo:color="#000000" fo:language="en" fo:country="US"/>
    </style:style>
    <style:style style:name="T340" style:parent-style-name="Основнойшрифтабзаца" style:family="text">
      <style:text-properties fo:color="#000000" fo:language="en" fo:country="US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<text:s/></text:span><text:span text:style-name="T20">дисциплине «</text:span><text:span text:style-name="T21">АиСД</text:span><text:span text:style-name="T22">»</text:span></text:p>
      <text:p text:style-name="P23"><text:span text:style-name="T24">Тема: Рекурсия</text:span></text:p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Студент гр. 9384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Звега А.Р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Ефремов М.А.</text:p>
          </table:table-cell>
        </table:table-row>
      </table:table>
      <text:p text:style-name="P49"/>
      <text:p text:style-name="P50"/>
      <text:p text:style-name="P51">Санкт-Петербург</text:p>
      <text:p text:style-name="P52">2020</text:p>
      <text:soft-page-break/>
      <text:h text:style-name="P53" text:outline-level="2">Цель работы.</text:h>
      <text:p text:style-name="P54">При освоении этого раздела студент должен познакомиться с основными</text:p>
      <text:p text:style-name="P55">понятиями и приемами рекурсивного программирования,<text:s/>получить навыки программирования рекурсивных процедур и функций на языке программирования С++.</text:p>
      <text:p text:style-name="Textbody"/>
      <text:h text:style-name="Заголовок2" text:outline-level="2">Задание.</text:h>
      <text:h text:style-name="P56" text:outline-level="2">Построить синтаксический анализатор для понятия простое</text:h>
      <text:h text:style-name="P57" text:outline-level="2">выражение.</text:h>
      <text:h text:style-name="P58" text:outline-level="2">простое_выражение::=простой_идентификатор |</text:h>
      <text:h text:style-name="P59" text:outline-level="2">(простое_выражение знак_операции простое_выражение)</text:h>
      <text:h text:style-name="P60" text:outline-level="2">простой_идентификатор::= буква</text:h>
      <text:h text:style-name="P61" text:outline-level="2">знак_операции:: = – | + | *</text:h>
      <text:h text:style-name="Заголовок2" text:outline-level="2">Выполнение работы.</text:h>
      <text:p text:style-name="P62"><text:span text:style-name="T63"><text:tab/>В ходе выполнения работы было реализованы 4 функции: 3 рекурсивные функции<text:s/></text:span><text:span text:style-name="T64">simple</text:span><text:span text:style-name="T65">()</text:span><text:span text:style-name="T66">,<text:s/></text:span><text:span text:style-name="T67">abc</text:span><text:span text:style-name="T68">()</text:span><text:span text:style-name="T69">,<text:s/></text:span><text:span text:style-name="T70">oper</text:span><text:span text:style-name="T71">()</text:span><text:span text:style-name="T72"><text:s/>и функция по обработке ошибок<text:s/></text:span><text:span text:style-name="T73">err</text:span><text:span text:style-name="T74">()</text:span><text:span text:style-name="T75">.</text:span><text:span text:style-name="T76"><text:line-break/></text:span><text:span text:style-name="T77">Функции вызывают друг друга<text:s/></text:span><text:span text:style-name="T78">пока не закончится выражение или не встретится исключение. Функция<text:s/></text:span><text:span text:style-name="T79">abc</text:span><text:span text:style-name="T80">()</text:span><text:span text:style-name="T81"><text:s/>вызывается когда следующий символ должен быть буквой(</text:span><text:span text:style-name="T82">a</text:span><text:span text:style-name="T83">+</text:span><text:span text:style-name="T84">b</text:span><text:span text:style-name="T85">) или открывающей скобкой(</text:span><text:span text:style-name="T86">a</text:span><text:span text:style-name="T87">+</text:span><text:span text:style-name="T88">(</text:span><text:span text:style-name="T89">b</text:span><text:span text:style-name="T90">+</text:span><text:span text:style-name="T91">c</text:span><text:span text:style-name="T92">)), а функция<text:s/></text:span><text:span text:style-name="T93"><text:s/></text:span><text:span text:style-name="T94">oper</text:span><text:span text:style-name="T95">()</text:span><text:span text:style-name="T96"><text:s/>когда следующий символ операция(</text:span><text:span text:style-name="T97">a</text:span><text:span text:style-name="T98">+</text:span><text:span text:style-name="T99">b</text:span><text:span text:style-name="T100">) или закрывающая скобка((</text:span><text:span text:style-name="T101">a</text:span><text:span text:style-name="T102">+</text:span><text:span text:style-name="T103">b</text:span><text:span text:style-name="T104">)</text:span><text:span text:style-name="T105">), или<text:s/></text:span><text:span text:style-name="T106">если выражение заканчивается буквой(</text:span><text:span text:style-name="T107">a</text:span><text:span text:style-name="T108">+</text:span><text:span text:style-name="T109">b</text:span><text:span text:style-name="T110"><text:s/></text:span><text:span text:style-name="T111">).<text:s/></text:span><text:span text:style-name="T112">Функция<text:s/></text:span><text:span text:style-name="T113">simple</text:span><text:span text:style-name="T114">()</text:span><text:span text:style-name="T115"><text:s/>вызывается в начале обработки и в конце обработки, или после закрывающей скобки((</text:span><text:span text:style-name="T116">a</text:span><text:span text:style-name="T117">+</text:span><text:span text:style-name="T118">b</text:span><text:span text:style-name="T119">)</text:span><text:span text:style-name="T120">+</text:span><text:span text:style-name="T121">с) .</text:span></text:p>
      <text:p text:style-name="P122"/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Входные данные</text:p>
          </table:table-cell>
          <table:table-cell table:style-name="TableCell129">
            <text:p text:style-name="P130">Выходные данные</text:p>
          </table:table-cell>
        </table:table-row>
        <table:table-row table:style-name="TableRow131">
          <table:table-cell table:style-name="TableCell132">
            <text:p text:style-name="P133"><text:span text:style-name="T134">(</text:span><text:span text:style-name="T135">(</text:span><text:span text:style-name="T136">a+(c+d))+(a+n))</text:span></text:p>
          </table:table-cell>
          <table:table-cell table:style-name="TableCell137">
            <text:p text:style-name="P138"><text:span text:style-name="T139">(</text:span><text:span text:style-name="T140">(</text:span><text:span text:style-name="T141">a+(c+d))+(a+n))</text:span></text:p>
            <text:p text:style-name="P142">Все верно.</text:p>
          </table:table-cell>
        </table:table-row>
        <text:soft-page-break/>
        <table:table-row table:style-name="TableRow143">
          <table:table-cell table:style-name="TableCell144">
            <text:p text:style-name="P145">a</text:p>
          </table:table-cell>
          <table:table-cell table:style-name="TableCell146">
            <text:p text:style-name="P147">a</text:p>
            <text:p text:style-name="P148">Все верно.</text:p>
          </table:table-cell>
        </table:table-row>
        <table:table-row table:style-name="TableRow149">
          <table:table-cell table:style-name="TableCell150">
            <text:p text:style-name="P151"><text:span text:style-name="T152">(</text:span><text:span text:style-name="T153">(d+c)+c+d)</text:span></text:p>
          </table:table-cell>
          <table:table-cell table:style-name="TableCell154">
            <text:p text:style-name="P155"><text:span text:style-name="T156">(</text:span><text:span text:style-name="T157">(</text:span><text:span text:style-name="T158">d</text:span><text:span text:style-name="T159">+</text:span><text:span text:style-name="T160">c</text:span><text:span text:style-name="T161">)+</text:span><text:span text:style-name="T162">c</text:span><text:span text:style-name="T163">+<text:s/></text:span><text:span text:style-name="T164">Лишний символ.</text:span></text:p>
            <text:p text:style-name="P165"><text:span text:style-name="T166"><text:s text:c="12"/></text:span><text:span text:style-name="T167"><text:s text:c="2"/>^</text:span></text:p>
            <text:p text:style-name="P168">Не правильное выражение.</text:p>
          </table:table-cell>
        </table:table-row>
      </table:table>
      <text:p text:style-name="P169"/>
      <text:p text:style-name="P170"/>
      <text:p text:style-name="P171"><text:span text:style-name="T172">Разработанный программный код см. в приложении<text:s/></text:span><text:span text:style-name="T173">A</text:span><text:span text:style-name="T174">.</text:span></text:p>
      <text:p text:style-name="P175"/>
      <text:p text:style-name="P176"><text:tab/></text:p>
      <text:p text:style-name="P177"><text:span text:style-name="T178">Выводы.</text:span></text:p>
      <text:p text:style-name="Textbody">Получен практический навык<text:span text:style-name="T179"><text:s/>работы с<text:s/></text:span><text:span text:style-name="T180">рекурсией и обработкой ошибок.</text:span></text:p>
      <text:p text:style-name="Textbody"/>
      <text:p text:style-name="Textbody"/>
      <text:soft-page-break/>
      <text:h text:style-name="P181" text:outline-level="1">Приложение А<text:line-break/>Исходный код программы</text:h>
      <text:p text:style-name="Standard">Название файла:<text:s/><text:span text:style-name="T182">code</text:span>.<text:span text:style-name="T183">cpp</text:span></text:p>
      <text:p text:style-name="P184">#include &lt;iostream&gt;</text:p>
      <text:p text:style-name="P185">#include &lt;fstream&gt;</text:p>
      <text:p text:style-name="P186">#include &lt;ctype.h&gt;</text:p>
      <text:p text:style-name="P187"/>
      <text:p text:style-name="P188">using namespace std;</text:p>
      <text:p text:style-name="P189"/>
      <text:p text:style-name="P190">bool simple(ifstream &amp;file, char s, int chek, bool start);</text:p>
      <text:p text:style-name="P191">bool abc(ifstream &amp;file, char s, int chek);</text:p>
      <text:p text:style-name="P192">bool oper(ifstream &amp;file, char s, int chek, bool op);</text:p>
      <text:p text:style-name="P193">bool err(int i);</text:p>
      <text:p text:style-name="P194"/>
      <text:p text:style-name="P195">int main()</text:p>
      <text:p text:style-name="P196">{</text:p>
      <text:p text:style-name="P197"/>
      <text:p text:style-name="P198"><text:s text:c="4"/>ifstream file("test.txt");</text:p>
      <text:p text:style-name="P199"/>
      <text:p text:style-name="P200"><text:s text:c="4"/>if (!file)</text:p>
      <text:p text:style-name="Листинг"><text:span text:style-name="T201"><text:s text:c="8"/>cout</text:span><text:span text:style-name="T202"><text:s/>&lt;&lt; "Файл не открыт." &lt;&lt;<text:s/></text:span><text:span text:style-name="T203">endl</text:span><text:span text:style-name="T204">;</text:span></text:p>
      <text:p text:style-name="P205"/>
      <text:p text:style-name="Листинг"><text:span text:style-name="T206"><text:s text:c="4"/></text:span><text:span text:style-name="T207">if (simple(file, '(', 0, 1))</text:span></text:p>
      <text:p text:style-name="Листинг"><text:span text:style-name="T208"><text:s text:c="8"/>cout</text:span><text:span text:style-name="T209"><text:s/>&lt;&lt; "\</text:span><text:span text:style-name="T210">n</text:span><text:span text:style-name="T211">Все<text:s/></text:span><text:span text:style-name="T212">верно" &lt;&lt;<text:s/></text:span><text:span text:style-name="T213">endl</text:span><text:span text:style-name="T214">;</text:span></text:p>
      <text:p text:style-name="Листинг"><text:span text:style-name="T215"><text:s text:c="4"/></text:span><text:span text:style-name="T216">else</text:span></text:p>
      <text:p text:style-name="Листинг"><text:span text:style-name="T217"><text:s text:c="8"/></text:span><text:span text:style-name="T218">cout</text:span><text:span text:style-name="T219"><text:s/>&lt;&lt; "\</text:span><text:span text:style-name="T220">n</text:span><text:span text:style-name="T221">Не правильное выражение" &lt;&lt;<text:s/></text:span><text:span text:style-name="T222">endl</text:span><text:span text:style-name="T223">;</text:span></text:p>
      <text:p text:style-name="P224"/>
      <text:p text:style-name="Листинг"><text:span text:style-name="T225"><text:s text:c="4"/></text:span><text:span text:style-name="T226">return 0;</text:span></text:p>
      <text:p text:style-name="P227">}</text:p>
      <text:p text:style-name="P228"/>
      <text:p text:style-name="P229">bool err(int i)</text:p>
      <text:p text:style-name="P230">{</text:p>
      <text:p text:style-name="P231"><text:s text:c="4"/>switch (i)</text:p>
      <text:p text:style-name="P232"><text:s text:c="4"/>{</text:p>
      <text:p text:style-name="P233"><text:s text:c="4"/>case 0:</text:p>
      <text:p text:style-name="P234"><text:s text:c="8"/>cout &lt;&lt; " Лишний символ";</text:p>
      <text:p text:style-name="Листинг"><text:span text:style-name="T235"><text:s text:c="8"/>break</text:span><text:span text:style-name="T236">;</text:span></text:p>
      <text:p text:style-name="Листинг"><text:span text:style-name="T237"><text:s text:c="4"/></text:span><text:span text:style-name="T238">case</text:span><text:span text:style-name="T239"><text:s/>1:</text:span></text:p>
      <text:p text:style-name="Листинг"><text:span text:style-name="T240"><text:s text:c="8"/></text:span><text:span text:style-name="T241">cout</text:span><text:span text:style-name="T242"><text:s/>&lt;&lt; " Неправильно поставленны<text:s/></text:span><text:span text:style-name="T243">скобки";</text:span></text:p>
      <text:p text:style-name="Листинг"><text:span text:style-name="T244"><text:s text:c="8"/></text:span><text:span text:style-name="T245">break</text:span><text:span text:style-name="T246">;</text:span></text:p>
      <text:p text:style-name="Листинг"><text:span text:style-name="T247"><text:s text:c="4"/></text:span><text:span text:style-name="T248">case</text:span><text:span text:style-name="T249"><text:s/>2:</text:span></text:p>
      <text:p text:style-name="Листинг"><text:span text:style-name="T250"><text:s text:c="8"/></text:span><text:span text:style-name="T251">cout</text:span><text:span text:style-name="T252"><text:s/>&lt;&lt; " После оператора нет буквы";</text:span></text:p>
      <text:p text:style-name="Листинг"><text:span text:style-name="T253"><text:s text:c="8"/></text:span><text:span text:style-name="T254">break</text:span><text:span text:style-name="T255">;</text:span></text:p>
      <text:p text:style-name="Листинг"><text:span text:style-name="T256"><text:s text:c="4"/></text:span><text:span text:style-name="T257">case</text:span><text:span text:style-name="T258"><text:s/>3:</text:span></text:p>
      <text:p text:style-name="Листинг"><text:span text:style-name="T259"><text:s text:c="8"/></text:span><text:span text:style-name="T260">cout</text:span><text:span text:style-name="T261"><text:s/>&lt;&lt; " Нет операторов";</text:span></text:p>
      <text:p text:style-name="Листинг"><text:span text:style-name="T262"><text:s text:c="8"/></text:span><text:span text:style-name="T263">break;</text:span></text:p>
      <text:p text:style-name="P264"><text:s text:c="4"/>case 4:</text:p>
      <text:p text:style-name="P265"><text:s text:c="8"/>cout &lt;&lt; "Пустая строка";</text:p>
      <text:p text:style-name="P266"><text:s text:c="8"/>break;</text:p>
      <text:p text:style-name="P267"/>
      <text:p text:style-name="P268"><text:s text:c="4"/>default:</text:p>
      <text:p text:style-name="P269"><text:s text:c="8"/>break;</text:p>
      <text:p text:style-name="P270"><text:s text:c="4"/>}</text:p>
      <text:p text:style-name="P271"><text:s text:c="4"/>return 0;</text:p>
      <text:p text:style-name="P272">}</text:p>
      <text:p text:style-name="P273"/>
      <text:p text:style-name="P274">bool simple(ifstream &amp;file, char prev, int chek, bool start)</text:p>
      <text:p text:style-name="P275">{</text:p>
      <text:p text:style-name="P276"><text:s text:c="4"/>char c;</text:p>
      <text:p text:style-name="P277"><text:s text:c="4"/>if (file &gt;&gt; c)</text:p>
      <text:p text:style-name="P278"><text:s text:c="4"/>{</text:p>
      <text:p text:style-name="P279"><text:s text:c="8"/>cout &lt;&lt; c;</text:p>
      <text:p text:style-name="P280"><text:s text:c="8"/>if ((c == '('))</text:p>
      <text:p text:style-name="P281"><text:s text:c="8"/>{</text:p>
      <text:p text:style-name="P282"><text:s text:c="12"/>return abc(file, c, ++chek);</text:p>
      <text:p text:style-name="P283"><text:s text:c="8"/>}</text:p>
      <text:p text:style-name="P284"><text:s text:c="8"/>else if (((c == '+') || (c<text:s/>== '-') || (c == '*')))</text:p>
      <text:p text:style-name="P285"><text:s text:c="12"/>return err(0);</text:p>
      <text:p text:style-name="P286"><text:s text:c="8"/>else if (prev == ')')</text:p>
      <text:p text:style-name="P287"><text:s text:c="12"/>return simple(file, c, --chek, 0);</text:p>
      <text:p text:style-name="P288"><text:s text:c="8"/>else if (isalpha(c) &amp;&amp; file &gt;&gt; c)</text:p>
      <text:p text:style-name="P289"><text:s text:c="12"/>return err(0);</text:p>
      <text:p text:style-name="P290"><text:s text:c="8"/>else</text:p>
      <text:p text:style-name="P291"><text:s text:c="12"/>return 1;</text:p>
      <text:p text:style-name="P292"><text:s text:c="4"/>}</text:p>
      <text:p text:style-name="P293"><text:s text:c="4"/>else if (file.eof())</text:p>
      <text:p text:style-name="P294"><text:s text:c="8"/>if (start)</text:p>
      <text:p text:style-name="P295"><text:s text:c="12"/>return err(4);</text:p>
      <text:p text:style-name="P296"><text:s text:c="8"/>else if (chek == 0)</text:p>
      <text:p text:style-name="P297"><text:s text:c="12"/>return 1;</text:p>
      <text:p text:style-name="P298"><text:s text:c="8"/>else</text:p>
      <text:p text:style-name="P299"><text:s text:c="12"/>return err(1);</text:p>
      <text:p text:style-name="P300"><text:s text:c="4"/>return err(0);</text:p>
      <text:p text:style-name="P301">}</text:p>
      <text:p text:style-name="P302"/>
      <text:p text:style-name="P303">bool abc(ifstream &amp;file, char prev, int chek)</text:p>
      <text:p text:style-name="P304">{</text:p>
      <text:p text:style-name="P305"><text:s text:c="4"/>char c;</text:p>
      <text:p text:style-name="P306"><text:s text:c="4"/>if (file &gt;&gt; c)</text:p>
      <text:p text:style-name="P307"><text:s text:c="4"/>{</text:p>
      <text:p text:style-name="P308"><text:s text:c="8"/>cout &lt;&lt; c;</text:p>
      <text:p text:style-name="P309"><text:s text:c="8"/>if (isalpha(c))</text:p>
      <text:p text:style-name="P310"><text:s text:c="12"/>return oper(file, prev, chek, 1);</text:p>
      <text:p text:style-name="P311"><text:s text:c="8"/>else if (c == '(')</text:p>
      <text:p text:style-name="P312"><text:s text:c="12"/>return abc(file, c, ++chek);</text:p>
      <text:p text:style-name="P313"><text:s text:c="4"/>}</text:p>
      <text:p text:style-name="P314"><text:s text:c="4"/>else if (file.eof())</text:p>
      <text:p text:style-name="P315"><text:s text:c="8"/>return err(2);</text:p>
      <text:p text:style-name="P316"><text:s text:c="4"/>return err(0);</text:p>
      <text:p text:style-name="P317">}</text:p>
      <text:p text:style-name="P318"/>
      <text:p text:style-name="P319">bool oper(ifstream &amp;file, char prev, int chek, bool op)</text:p>
      <text:p text:style-name="P320">{</text:p>
      <text:p text:style-name="P321"><text:s text:c="4"/>char c;</text:p>
      <text:p text:style-name="P322"><text:s text:c="4"/>if (file &gt;&gt; c)</text:p>
      <text:p text:style-name="P323"><text:s text:c="4"/>{</text:p>
      <text:p text:style-name="P324"><text:s text:c="8"/>cout &lt;&lt; c;</text:p>
      <text:p text:style-name="P325"><text:s text:c="8"/>if (((c == '+') || (c == '-') || (c == '*')) &amp;&amp; (prev != '+') &amp;&amp; (prev != '-') &amp;&amp; (prev != '*'))</text:p>
      <text:p text:style-name="P326"><text:s text:c="12"/>return abc(file, c, chek);</text:p>
      <text:p text:style-name="P327"><text:s text:c="8"/>else if (c ==<text:s/>')')</text:p>
      <text:p text:style-name="P328"><text:s text:c="12"/>return simple(file, c, --chek, 0);</text:p>
      <text:p text:style-name="P329"><text:s text:c="8"/>else</text:p>
      <text:soft-page-break/>
      <text:p text:style-name="P330"><text:s text:c="12"/>return err(0);</text:p>
      <text:p text:style-name="P331"><text:s text:c="4"/>}</text:p>
      <text:p text:style-name="P332"><text:s text:c="4"/>else if (file.eof())</text:p>
      <text:p text:style-name="P333"><text:s text:c="8"/>if (!op)</text:p>
      <text:p text:style-name="P334"><text:s text:c="12"/>return err(3);</text:p>
      <text:p text:style-name="P335"><text:s text:c="8"/>else if (chek == 0)</text:p>
      <text:p text:style-name="P336"><text:s text:c="12"/>return 1;</text:p>
      <text:p text:style-name="P337"><text:s text:c="8"/>else</text:p>
      <text:p text:style-name="P338"><text:s text:c="12"/>return<text:s/>err(1);</text:p>
      <text:p text:style-name="P339"><text:s text:c="4"/>return err(0);</text:p>
      <text:p text:style-name="Листинг"><text:span text:style-name="T34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Character_20_style" style:display-name="Character_20_style" style:family="text"/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fo:keep-together="always" fo:text-align="start" style:vertical-align="auto" fo:margin-top="0.1666in" fo:line-height="104%"/>
      <style:text-properties style:font-name="Calibri Light" style:font-name-asian="DengXian Light" fo:font-weight="normal" style:font-weight-asian="normal" style:font-weight-complex="normal" fo:color="#2E74B5" style:letter-kerning="false" fo:font-size="16pt" style:font-size-asian="16pt" style:font-size-complex="16pt" style:language-complex="ar" style:country-complex="SA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size-complex="10.5pt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VEGA SASHA</meta:initial-creator>
    <dc:creator>ZVEGA SASHA</dc:creator>
    <meta:creation-date>2020-05-11T16:29:00Z</meta:creation-date>
    <dc:date>2020-10-10T13:15:00Z</dc:date>
    <meta:template xlink:href="Normal" xlink:type="simple"/>
    <meta:editing-cycles>9</meta:editing-cycles>
    <meta:editing-duration>PT7620S</meta:editing-duration>
    <meta:document-statistic meta:page-count="6" meta:paragraph-count="8" meta:word-count="625" meta:character-count="4183" meta:row-count="29" meta:non-whitespace-character-count="3566"/>
  </office:meta>
</office:document-meta>
</file>